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 make your desktop icon unique, you can customize the icon image displayed on the shortcut. Here's how you can do it:</text:p>
      <text:p text:style-name="Standard"/>
      <text:p text:style-name="Standard">1. Prepare an icon image file that you want to use for your desktop icon. The icon file should have the `.ico` extension and contain multiple icon sizes (e.g., 16x16, 32x32, 64x64) to support different display resolutions.</text:p>
      <text:p text:style-name="Standard"/>
      <text:p text:style-name="Standard">2. Rename your icon image file to something unique, such as `game_icon.ico`, and place it in the same folder as your `rock_scissors_paper.exe` file.</text:p>
      <text:p text:style-name="Standard"/>
      <text:p text:style-name="Standard">3. Right-click on the shortcut file (`rock_scissors_paper.exe.lnk`) and select "Properties" from the context menu.</text:p>
      <text:p text:style-name="Standard"/>
      <text:p text:style-name="Standard">4. In the "Properties" window, go to the "Shortcut" tab.</text:p>
      <text:p text:style-name="Standard"/>
      <text:p text:style-name="Standard">5. Click on the "Change Icon" button. A new window will appear.</text:p>
      <text:p text:style-name="Standard"/>
      <text:p text:style-name="Standard">6. Click the "Browse" button and locate your unique icon file (`game_icon.ico`).</text:p>
      <text:p text:style-name="Standard"/>
      <text:p text:style-name="Standard">7. Select the desired icon image from the file and click "OK" to confirm your selection.</text:p>
      <text:p text:style-name="Standard"/>
      <text:p text:style-name="Standard">8. Back in the "Properties" window, click "Apply" and then "OK" to save the changes.</text:p>
      <text:p text:style-name="Standard"/>
      <text:p text:style-name="Standard">Now, your desktop icon will display the unique icon image you specifie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2T01:57:12.921000000</dc:date>
    <meta:editing-duration>PT19S</meta:editing-duration>
    <meta:editing-cycles>1</meta:editing-cycles>
    <meta:document-statistic meta:table-count="0" meta:image-count="0" meta:object-count="0" meta:page-count="1" meta:paragraph-count="10" meta:word-count="173" meta:character-count="1046" meta:non-whitespace-character-count="883"/>
    <meta:generator>LibreOffice/7.4.1.2$Windows_X86_64 LibreOffice_project/3c58a8f3a960df8bc8fd77b461821e42c061c5f0</meta:generator>
  </office:meta>
</office:document-meta>
</file>